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91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2" style:family="table-cell" style:parent-style-name="Default">
      <style:table-cell-properties fo:background-color="#f8aa97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3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0" style:family="table-cell" style:parent-style-name="Default">
      <style:table-cell-properties fo:background-color="transparent" fo:border="0.74pt solid #000000"/>
      <style:text-properties style:font-name="Latin Modern Mono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2" style:family="table-cell" style:parent-style-name="Default">
      <style:table-cell-properties fo:border="0.74pt solid #000000"/>
      <style:text-properties style:font-name="Latin Modern Mono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8aa97" style:text-align-source="fix" style:repeat-content="false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21" style:family="table-cell" style:parent-style-name="Default">
      <style:table-cell-properties fo:background-color="#add58a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022" table:default-cell-style-name="ce12"/>
        <table:table-row table:style-name="ro1">
          <table:table-cell table:style-name="ce7"/>
          <table:table-cell table:style-name="ce13" office:value-type="string" calcext:value-type="string">
            <text:p>Pixel&lt;T&gt; : public Cell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0" office:value-type="string" calcext:value-type="string">
            <text:p>RGBColor fiel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Pixel(Point&lt;T&gt;, T, T, unsigned cha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Pixel(Point&lt;T&gt;, T, T, unsigned char, const RGBColor &amp;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virtual ~Pixel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void setField(const RGBColor &amp;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RGBColor getField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virtual void splitCell() overrid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RGBColor meanField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double stdDevField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virtual void mergeCell() override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1"/>
          <table:table-cell table:style-name="ce10"/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scale-to="14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6:15:12.782827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5-05T16:19:31.316561272</dc:date>
    <meta:editing-duration>PT27M52S</meta:editing-duration>
    <meta:editing-cycles>21</meta:editing-cycles>
    <meta:generator>LibreOffice/6.0.7.3$Linux_X86_64 LibreOffice_project/00m0$Build-3</meta:generator>
    <meta:document-statistic meta:table-count="1" meta:cell-count="21" meta:object-count="0"/>
  </office:meta>
</office:document-meta>
</file>